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start" fo:text-indent="0in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7" style:parent-style-name="CommentText" style:family="paragraph">
      <style:paragraph-properties fo:text-align="start" fo:text-indent="0in"/>
    </style:style>
    <style:style style:name="P8" style:parent-style-name="CommentText" style:family="paragraph">
      <style:paragraph-properties fo:text-align="start" fo:text-indent="0in"/>
    </style:style>
    <style:style style:name="P9" style:parent-style-name="CommentText" style:family="paragraph">
      <style:paragraph-properties fo:text-align="start" fo:text-indent="0in"/>
    </style:style>
    <style:style style:name="T1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" style:parent-style-name="Standard" style:family="paragraph">
      <style:paragraph-properties fo:text-align="start" fo:text-indent="0in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8" style:parent-style-name="CommentText" style:family="paragraph">
      <style:paragraph-properties fo:text-align="start" fo:text-indent="0in"/>
    </style:style>
    <style:style style:name="P19" style:parent-style-name="CommentText" style:family="paragraph">
      <style:paragraph-properties fo:text-align="start" fo:text-indent="0in"/>
    </style:style>
    <style:style style:name="P20" style:parent-style-name="CommentText" style:family="paragraph">
      <style:paragraph-properties fo:text-align="start" fo:text-indent="0in"/>
    </style:style>
    <style:style style:name="T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2" style:parent-style-name="Standard" style:family="paragraph">
      <style:paragraph-properties fo:text-align="start" fo:text-indent="0in"/>
    </style:style>
    <style:style style:name="T2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4" style:parent-style-name="CommentText" style:family="paragraph">
      <style:paragraph-properties fo:text-align="start" fo:text-indent="0in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background-color="#00FFFF"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1" style:parent-style-name="Standard" style:family="paragraph">
      <style:paragraph-properties fo:text-align="start" fo:text-indent="0in"/>
    </style:style>
    <style:style style:name="T3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6" style:parent-style-name="CommentText" style:family="paragraph">
      <style:paragraph-properties fo:text-align="start" fo:text-indent="0in"/>
    </style:style>
    <style:style style:name="P37" style:parent-style-name="CommentText" style:family="paragraph">
      <style:paragraph-properties fo:text-align="start" fo:text-indent="0in"/>
    </style:style>
    <style:style style:name="P38" style:parent-style-name="CommentText" style:family="paragraph">
      <style:paragraph-properties fo:text-align="start" fo:text-indent="0in"/>
    </style:style>
    <style:style style:name="P39" style:parent-style-name="CommentText" style:family="paragraph">
      <style:paragraph-properties fo:text-align="start" fo:text-indent="0in"/>
    </style:style>
    <style:style style:name="P40" style:parent-style-name="CommentText" style:family="paragraph">
      <style:paragraph-properties fo:text-align="start" fo:text-indent="0in"/>
    </style:style>
    <style:style style:name="P41" style:parent-style-name="CommentText" style:family="paragraph">
      <style:paragraph-properties fo:text-align="start" fo:text-indent="0in"/>
    </style:style>
    <style:style style:name="P42" style:parent-style-name="CommentText" style:family="paragraph">
      <style:paragraph-properties fo:text-align="start" fo:text-indent="0in"/>
    </style:style>
    <style:style style:name="P43" style:parent-style-name="CommentText" style:family="paragraph">
      <style:paragraph-properties fo:text-align="start" fo:text-indent="0in"/>
    </style:style>
    <style:style style:name="P44" style:parent-style-name="CommentText" style:family="paragraph">
      <style:paragraph-properties fo:text-align="start" fo:text-indent="0in"/>
    </style:style>
    <style:style style:name="P45" style:parent-style-name="CommentText" style:family="paragraph">
      <style:paragraph-properties fo:text-align="start" fo:text-indent="0in"/>
    </style:style>
    <style:style style:name="P46" style:parent-style-name="CommentText" style:family="paragraph">
      <style:paragraph-properties fo:text-align="start" fo:text-indent="0in"/>
    </style:style>
    <style:style style:name="P47" style:parent-style-name="CommentText" style:family="paragraph">
      <style:paragraph-properties fo:text-align="start" fo:text-indent="0in"/>
    </style:style>
    <style:style style:name="P48" style:parent-style-name="CommentText" style:family="paragraph">
      <style:paragraph-properties fo:text-align="start" fo:text-indent="0in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P56" style:parent-style-name="CommentText" style:family="paragraph">
      <style:paragraph-properties fo:text-align="start" fo:text-indent="0in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P59" style:parent-style-name="CommentText" style:family="paragraph">
      <style:paragraph-properties fo:text-align="start" fo:text-indent="0in"/>
    </style:style>
    <style:style style:name="T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2" style:parent-style-name="CommentText" style:family="paragraph">
      <style:paragraph-properties fo:text-align="start" fo:text-indent="0in"/>
    </style:style>
    <style:style style:name="P63" style:parent-style-name="CommentText" style:family="paragraph">
      <style:paragraph-properties fo:text-align="start" fo:text-indent="0in"/>
    </style:style>
    <style:style style:name="T64" style:parent-style-name="Hyperlink" style:family="text">
      <style:text-properties fo:font-weight="bold" style:font-weight-asian="bold" style:font-weight-complex="bold" fo:language="da" fo:country="DK"/>
    </style:style>
    <style:style style:name="T6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6" style:parent-style-name="Standard" style:family="paragraph">
      <style:paragraph-properties fo:text-align="start" fo:text-indent="0.4916in"/>
    </style:style>
    <style:style style:name="T6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9" style:parent-style-name="CommentText" style:family="paragraph">
      <style:paragraph-properties fo:text-align="start" fo:text-indent="0in"/>
    </style:style>
    <style:style style:name="T7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0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8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83" style:parent-style-name="Standard" style:family="paragraph">
      <style:paragraph-properties fo:text-align="start" fo:text-indent="0in"/>
    </style:style>
    <style:style style:name="T8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8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7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88" style:parent-style-name="Standard" style:family="paragraph">
      <style:paragraph-properties fo:text-align="start" fo:text-indent="0.4916in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9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4" style:parent-style-name="Standard" style:family="paragraph">
      <style:paragraph-properties fo:text-align="start" fo:text-indent="0.4916in"/>
    </style:style>
    <style:style style:name="T9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9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0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4" style:parent-style-name="Standard" style:family="paragraph">
      <style:paragraph-properties fo:text-align="start" fo:text-indent="0.4916in"/>
    </style:style>
    <style:style style:name="T10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0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Times New Roman" fo:font-size="12pt" style:font-size-asian="12pt" style:font-size-complex="12pt" fo:background-color="#FF00FF" fo:language="en" fo:country="US"/>
    </style:style>
    <style:style style:name="T10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1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2" style:parent-style-name="Standard" style:family="paragraph">
      <style:paragraph-properties fo:text-align="start" fo:text-indent="0in"/>
    </style:style>
    <style:style style:name="T1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4" style:parent-style-name="Standard" style:family="paragraph">
      <style:paragraph-properties fo:text-align="start" fo:text-indent="0.4916in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9" style:parent-style-name="Standard" style:family="paragraph">
      <style:paragraph-properties fo:text-align="start" fo:text-indent="0.4916in"/>
    </style:style>
    <style:style style:name="T12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1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2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25" style:parent-style-name="CommentText" style:family="paragraph">
      <style:paragraph-properties fo:text-align="start" fo:text-indent="0in"/>
    </style:style>
    <style:style style:name="T126" style:parent-style-name="CommentReference" style:family="text">
      <style:text-properties style:font-name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4" style:parent-style-name="CommentText" style:family="paragraph">
      <style:paragraph-properties fo:text-align="start" fo:text-indent="0in"/>
    </style:style>
    <style:style style:name="T135" style:parent-style-name="CommentReference" style:family="text">
      <style:text-properties style:font-name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8" style:parent-style-name="Standard" style:family="paragraph">
      <style:paragraph-properties fo:text-align="start" fo:text-indent="0.4916in"/>
    </style:style>
    <style:style style:name="T1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0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4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3" style:parent-style-name="CommentText" style:family="paragraph">
      <style:paragraph-properties fo:text-align="start" fo:text-indent="0in"/>
    </style:style>
    <style:style style:name="P144" style:parent-style-name="CommentText" style:family="paragraph">
      <style:paragraph-properties fo:text-align="start" fo:text-indent="0in"/>
    </style:style>
    <style:style style:name="P145" style:parent-style-name="CommentText" style:family="paragraph">
      <style:paragraph-properties fo:text-align="start" fo:text-indent="0in"/>
    </style:style>
    <style:style style:name="P146" style:parent-style-name="CommentText" style:family="paragraph">
      <style:paragraph-properties fo:text-align="start" fo:text-indent="0in"/>
    </style:style>
    <style:style style:name="P147" style:parent-style-name="CommentText" style:family="paragraph">
      <style:paragraph-properties fo:text-align="start" fo:text-indent="0in"/>
    </style:style>
    <style:style style:name="P148" style:parent-style-name="CommentText" style:family="paragraph">
      <style:paragraph-properties fo:text-align="start" fo:text-indent="0in"/>
    </style:style>
    <style:style style:name="P149" style:parent-style-name="CommentText" style:family="paragraph">
      <style:paragraph-properties fo:text-align="start" fo:text-indent="0in"/>
    </style:style>
    <style:style style:name="P150" style:parent-style-name="CommentText" style:family="paragraph">
      <style:paragraph-properties fo:text-align="start" fo:text-indent="0in"/>
    </style:style>
    <style:style style:name="P151" style:parent-style-name="CommentText" style:family="paragraph">
      <style:paragraph-properties fo:text-align="start" fo:text-indent="0in"/>
    </style:style>
    <style:style style:name="P152" style:parent-style-name="CommentText" style:family="paragraph">
      <style:paragraph-properties fo:text-align="start" fo:text-indent="0in"/>
    </style:style>
    <style:style style:name="T15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4" style:parent-style-name="Standard" style:family="paragraph">
      <style:paragraph-properties fo:text-align="start" fo:text-indent="0.4916in"/>
    </style:style>
    <style:style style:name="T15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5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8" style:parent-style-name="Standard" style:family="paragraph">
      <style:paragraph-properties fo:text-align="start" fo:text-indent="0.4916in"/>
    </style:style>
    <style:style style:name="T15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0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62" style:parent-style-name="Normal" style:family="paragraph">
      <style:text-properties fo:language="en" fo:country="US"/>
    </style:style>
  </office:automatic-styles>
  <office:body>
    <office:text text:use-soft-page-breaks="true">
      <text:p text:style-name="P1">Theta</text:p>
      <text:p text:style-name="P2"><text:span text:style-name="T3">Increased<text:s/></text:span><text:span text:style-name="T4">theta</text:span><text:span text:style-name="T5"><text:s/>power may have a good predictive effect on cognitive decline<text:s/></text:span><text:span text:style-name="T6"><office:annotation office:name="0" xml:id="2090692250"><dc:creator>Janka Hauffe</dc:creator><dc:date>2025-01-30T13:56:00</dc:date><meta:creator-initials>JH</meta:creator-initials><text:p text:style-name="P7">11. Musaeus C S, Engedal K, Høgh P, et al. EEG Theta Power is an early marker of</text:p><text:p text:style-name="P8">Cognitive decline in Dementia due to Alzheimer’s disease [J]. J Alzheimer’s</text:p><text:p text:style-name="P9">Disease: JAD. 2018;64(4):1359–71.</text:p></office:annotation>[11</text:span><text:span text:style-name="CommentReference"><office:annotation-end office:name="0"/></text:span><text:span text:style-name="T10">] (Liu et al., 2024).</text:span></text:p>
      <text:p text:style-name="P11"><text:span text:style-name="T12">The severity of cognitive impairment is positively correlated with increased<text:s/></text:span><text:span text:style-name="T13">theta</text:span><text:span text:style-name="T14"><text:s/>activity, and an increase in<text:s/></text:span><text:span text:style-name="T15">theta</text:span><text:span text:style-name="T16"><text:s/>waves in EEG serves as a good predictor of cognitive decline<text:s/></text:span><text:span text:style-name="T17"><office:annotation office:name="1" xml:id="20974965"><dc:creator>Janka Hauffe</dc:creator><dc:date>2025-01-30T13:59:00</dc:date><meta:creator-initials>JH</meta:creator-initials><text:p text:style-name="P18">36. Babiloni C, Visser P J, Frisoni G, et al. Cortical sources of resting EEG rhythms in</text:p><text:p text:style-name="P19">mild cognitive impairment and subjective memory complaint [J]. Neurobiol</text:p><text:p text:style-name="P20">Aging. 2010;31(10):1787–98</text:p></office:annotation>[36</text:span><text:span text:style-name="CommentReference"><office:annotation-end office:name="1"/></text:span><text:span text:style-name="T21">] Liu et al., 2024).</text:span></text:p>
      <text:p text:style-name="P22"><text:span text:style-name="T23"><office:annotation office:name="2" xml:id="2115709384"><dc:creator>Janka Hauffe</dc:creator><dc:date>2025-02-13T07:58:00</dc:date><meta:creator-initials>JH</meta:creator-initials><text:p text:style-name="P24"><text:span text:style-name="T25">In summary, these outcomes indicate that high resting-state<text:s/></text:span><text:span text:style-name="T26">theta</text:span><text:span text:style-name="T27"><text:s/>power in older adults is associated with relatively greater cognitive impairment;<text:s/></text:span></text:p></office:annotation>These data<text:s/></text:span><text:span text:style-name="CommentReference"><office:annotation-end office:name="2"/></text:span><text:span text:style-name="T28">indicate that high resting<text:s/></text:span><text:span text:style-name="T29">theta</text:span><text:span text:style-name="T30"><text:s/>power in healthy older adults is associated with better cognitive function and may be a marker of healthy neurocognitive aging (Finnigan &amp; Robertson, 2011).</text:span></text:p>
      <text:p text:style-name="P31"><text:span text:style-name="T32">When compared to the resting state EEG rhythms of healthy normal elderly (Nold) subjects, AD patients showed an amplitude increase of widespread<text:s/></text:span><text:span text:style-name="T33">theta</text:span><text:span text:style-name="T34"><text:s/>source [</text:span><text:span text:style-name="T35"><office:annotation office:name="3" xml:id="1540881586"><dc:creator>Janka Hauffe</dc:creator><dc:date>2025-01-30T13:48:00</dc:date><meta:creator-initials>JH</meta:creator-initials><text:p text:style-name="P36">[45] Dierks T, Jelic V, Pascual-Marqui RD, Wahlund L, Julin</text:p><text:p text:style-name="P37">P, Linden DE, Maurer K, Winblad B, Nordberg A (2000)</text:p><text:p text:style-name="P38">Spatial pattern of cerebral glucose metabolism (PET) cor-</text:p><text:p text:style-name="P39">relates with localization of intracerebral EEG-generators in</text:p><text:p text:style-name="P40">Alzheimer’s disease. Clin Neurophysiol 111, 1817-1824.<text:line-break/>[55] Mientus S, Gallinat J, Wuebben Y, Pascual-Marqui RD,</text:p><text:p text:style-name="P41">Mulert C, Frick K, Dorn H, HerrmannWM, Winterer</text:p><text:p text:style-name="P42">G (2002) Cortical hypoactivation during resting EEG in</text:p><text:p text:style-name="P43">schizophrenics but not in depressives and schizotypal</text:p><text:p text:style-name="P44">subjects as revealed by low resolution electromagnetic</text:p><text:p text:style-name="P45">tomography (LORETA). Psychiatry Res 116, 95-111.</text:p><text:p text:style-name="P46">[56] Babiloni C, Binetti G, Cassetta E, Cerboneschi D, Dal Forno</text:p><text:p text:style-name="P47">G, Del Percio C, Ferreri F, Ferri R, Lanuzza B, Miniussi C,</text:p><text:p text:style-name="P48">Moretti DV, Nobili F, Pascual-Marqui RD, Rodriguez G, Romani GL, Salinari S, Tecchio F, Vitali P, Zanetti O, Zap-</text:p><text:p text:style-name="P49">pasodi F, Rossini PM (2004) Mapping distributed sources of</text:p><text:p text:style-name="P50">cortical rhythms in mild Alzheimer’s disease. A multicentric</text:p><text:p text:style-name="P51">EEG study. Neuroimage 22, 57-67.</text:p><text:p text:style-name="P52">[76] Ponomareva NV, Selesneva ND, Jarikov GA (2003) EEG</text:p><text:p text:style-name="P53">alterations in subjects at high familial risk for Alzheimer’s</text:p><text:p text:style-name="P54">disease. Neuropsychobiology 48, 152-159.</text:p><text:p text:style-name="P55">[77] Jeong J (2004) EEG dynamics in patients with Alzheimer’s</text:p><text:p text:style-name="P56">disease. Clin Neurophysiol 115, 1490-1505.</text:p><text:p text:style-name="P57">[78] Prichep LS (2005) Use of normative databases and statis-</text:p><text:p text:style-name="P58">tical methods in demonstrating clinical utility of QEEG:</text:p><text:p text:style-name="P59">importance and cautions. Clin EEG Neurosci 36, 82-87.</text:p></office:annotation>45, 55, 56, 76–78</text:span><text:span text:style-name="CommentReference"><office:annotation-end office:name="3"/></text:span><text:span text:style-name="T60">] (</text:span><text:span text:style-name="T61"><office:annotation office:name="4" xml:id="1718406299"><dc:creator>Janka Hauffe</dc:creator><dc:date>2025-02-13T11:52:00</dc:date><meta:creator-initials>JH</meta:creator-initials><text:p text:style-name="P62">@article{babiloni2011resting, title={Resting state cortical rhythms in mild cognitive impairment and Alzheimer's disease: electroencephalographic evidence}, author={Babiloni, Claudio and Vecchio, Fabrizio and Lizio, Roberta and Ferri, Raffaele and Rodriguez, Guido and Marzano, Nicola and Frisoni, Giovanni B and Rossini, Paolo M}, journal={Journal of Alzheimer's Disease}, volume={26}, number={s3}, pages={201--214}, year={2011}, publisher={IOS Press} }<text:s/></text:p></office:annotation><office:annotation office:name="5" xml:id="682169059"><dc:creator>Janka Hauffe</dc:creator><dc:date>2025-02-13T11:52:00</dc:date><meta:creator-initials>JH</meta:creator-initials><text:p text:style-name="P63"><text:a xlink:href="https://doi.org/10.3233/JAD-2011-0051" office:target-frame-name="_top" xlink:show="replace"><text:span text:style-name="T64">https://doi.org/10.3233/JAD-2011-0051</text:span></text:a></text:p></office:annotation>Babiloni et al.,<text:s/></text:span><text:span text:style-name="CommentReference"><office:annotation-end office:name="4"/></text:span><text:span text:style-name="CommentReference"><office:annotation-end office:name="5"/></text:span><text:span text:style-name="T65">2011).</text:span></text:p>
      <text:p text:style-name="P66"><text:span text:style-name="T67">Among the most<text:s/></text:span><text:span text:style-name="T68"><office:annotation office:name="6" xml:id="619711903"><dc:creator>Janka Hauffe</dc:creator><dc:date>2025-02-13T11:58:00</dc:date><meta:creator-initials>JH</meta:creator-initials><text:p text:style-name="P69">For what?</text:p></office:annotation>promising EEG markers<text:s/></text:span><text:span text:style-name="CommentReference"><office:annotation-end office:name="6"/></text:span><text:span text:style-name="T70">are increased<text:s/></text:span><text:span text:style-name="T71">theta</text:span><text:span text:style-name="T72"><text:s/>power, as well as increased<text:s/></text:span><text:span text:style-name="T73">theta</text:span><text:span text:style-name="T74"><text:s/>band functional connectivity (Cassani et al., 2017; Hatz et al., 2015; Musaeus et al., 2018) (Farina et al., 2020).<text:s/></text:span></text:p>
      <text:p text:style-name="Normal"><text:span text:style-name="T75">Similar to AD models, the best features for distinguishing aMCI from healthy ageing were increased<text:s/></text:span><text:span text:style-name="T76">theta power</text:span><text:span text:style-name="T77"><text:s/>in left temporo-parietal electrodes (Farina et al., 2020).</text:span></text:p>
      <text:p text:style-name="Normal"><text:span text:style-name="T78">Theta</text:span><text:span text:style-name="T79"><text:s/>power was the best overall predictor of patient status, in line with the suggestion that increased<text:s/></text:span><text:span text:style-name="T80">theta</text:span><text:span text:style-name="T81"><text:s/>is one of the first changes to occur in AD (Musaeus et al., 2018) (Farina et al., 2020).</text:span></text:p>
      <text:p text:style-name="P82">Compared with healthy older adults, patients with Alzheimer’s disease (also early-onset Alzheimer’s disease; Özbek, Fide &amp; Yener, 2021) show<text:s/></text:p>
      <text:p text:style-name="P83"><text:span text:style-name="T84"><text:s/>increased<text:s/></text:span><text:span text:style-name="T85">theta</text:span><text:span text:style-name="T86"><text:s/>power during resting state electroencephalography (rsEEG) (Fröhlich, Kutz, Müller &amp; Claudia Voelcker-Rehagen, 2021).<text:s/></text:span></text:p>
      <text:p text:style-name="P87">This study is the first to report that resting-state EEG power can be a promising marker for diagnostic accuracy between EOAD and healthy controls (Özbek, Fide &amp; Yener, 2021).<text:s/></text:p>
      <text:p text:style-name="P88"><text:span text:style-name="T89">Findings for mild cognitive impairment (MCI), a stage of increased risk of conversion to dementia, are less conclusive (Fröhlich, Kutz, Müller &amp; Claudia Voelcker-Rehagen, 2021). Results indicate no rsEEG power differences between healthy individuals and those with MCI (Fröhlich, Kutz, Müller &amp; Claudia Voelcker-Rehagen, 2021).</text:span><text:span text:style-name="T90"><text:s/>This is not in complete agreement with prior findings of changes in the rsEEG in patients with MCI (Fröhlich, Kutz, Müller &amp; Claudia Voelcker-Rehagen, 2021). For the rest with eyes-closed, it was shown that<text:s/></text:span><text:span text:style-name="T91">theta</text:span><text:span text:style-name="T92"><text:s/>power was either elevated or reduced in MCI compared with healthy older adults<text:s/></text:span><text:soft-page-break/><text:span text:style-name="T93">(Koenig et al., 2005; Babiloni et al., 2006b, 2010; Kwak, 2006; Ya et al., 2015) (from Fröhlich, Kutz, Müller &amp; Claudia Voelcker-Rehagen, 2021).</text:span></text:p>
      <text:p text:style-name="P94"><text:span text:style-name="T95">A significant difference between the AD group and groups with objective and subjective memory disturbances was found for<text:s/></text:span><text:span text:style-name="T96">delta</text:span><text:span text:style-name="T97">,<text:s/></text:span><text:span text:style-name="T98">theta</text:span><text:span text:style-name="T99">, and<text:s/></text:span><text:span text:style-name="T100">alpha</text:span><text:span text:style-name="T101"><text:s/>relative power (Jelic, Shigeta, Julin, Almkvist, Winblad &amp; Wahlund, 1996). AD group significantly higher<text:s/></text:span><text:span text:style-name="T102">theta</text:span><text:span text:style-name="T103"><text:s/>relative power in all investigated regions in relation to the rest of the study population (Jelic, Shigeta, Julin, Almkvist, Winblad &amp; Wahlund, 1996). No significant differences between the groups with subjective or objective memory impairment (MCI) when compared to the controls (Jelic, Shigeta, Julin, Almkvist, Winblad &amp; Wahlund, 1996).<text:s/></text:span></text:p>
      <text:p text:style-name="P104"><text:span text:style-name="T105">Slowing on the electroencephalogram (EEG) in patients with Alzheimer’s disease (AD), compared to normal control subjects, evidenced by increase of<text:s/></text:span><text:span text:style-name="T106">theta</text:span><text:span text:style-name="T107"><text:s/>activity and decrease of<text:s/></text:span><text:span text:style-name="T108">beta</text:span><text:span text:style-name="T109"><text:s/>or<text:s/></text:span><text:span text:style-name="T110">alpha</text:span><text:span text:style-name="T111"><text:s/>power, is a uniform finding in previous studies (Claus et al., 2000).</text:span></text:p>
      <text:p text:style-name="P112"><text:span text:style-name="T113">Our study therefore suggests that the EEG bands reflect differential pathophysiologic changes in AD (Claus et al., 2000).</text:span></text:p>
      <text:p text:style-name="P114"><text:span text:style-name="T115">Compared with the normal controls, the AD patients had a significant increase in<text:s/></text:span><text:span text:style-name="T116">theta</text:span><text:span text:style-name="T117"><text:s/>band power in the resting EEG (</text:span><text:span text:style-name="T118">Wada, Nanbu, Jiang, Koshino, Yamaguchi &amp; Hashimoto, 1997).</text:span></text:p>
      <text:p text:style-name="P119"><text:span text:style-name="T120">The AD patients showed highly significant increases in<text:s/></text:span><text:span text:style-name="T121">theta</text:span><text:span text:style-name="T122"><text:s/>activity compared with controls (</text:span><text:span text:style-name="T123">Elmståhl, Ros</text:span><text:span text:style-name="T124"><office:annotation office:name="7" xml:id="585807403"><dc:creator>Janka Hauffe</dc:creator><dc:date>2025-01-08T17:43:00</dc:date><meta:creator-initials>JH</meta:creator-initials><text:p text:style-name="P125">akzent</text:p></office:annotation>e</text:span><text:span text:style-name="T126"><office:annotation-end office:name="7"/></text:span><text:span text:style-name="T127">n &amp; Gullberg, 1994).</text:span><text:bookmark-start text:name="_Hlk191195742"/><text:span text:style-name="T128"><text:s/></text:span><text:span text:style-name="T129">The topographical analysis showed a widespread increase in<text:s/></text:span><text:span text:style-name="T130">theta</text:span><text:span text:style-name="T131"><text:s/>power over most cortical areas (</text:span><text:span text:style-name="T132">Elmståhl, Ros</text:span><text:span text:style-name="T133"><office:annotation office:name="8" xml:id="453019734"><dc:creator>Janka Hauffe</dc:creator><dc:date>2025-01-08T17:43:00</dc:date><meta:creator-initials>JH</meta:creator-initials><text:p text:style-name="P134">akzent</text:p></office:annotation>e</text:span><text:span text:style-name="T135"><office:annotation-end office:name="8"/></text:span><text:span text:style-name="T136">n &amp; Gullberg, 1994)</text:span><text:span text:style-name="T137">.<text:s/></text:span></text:p>
      <text:p text:style-name="P138"><text:bookmark-end text:name="_Hlk191195742"/><text:span text:style-name="T139">Typical EEG changes in AD include increased power in the<text:s/></text:span><text:span text:style-name="T140">theta</text:span><text:span text:style-name="T141"><text:s/>(4–7 Hz) band [</text:span><text:span text:style-name="T142"><office:annotation office:name="9" xml:id="1035416687"><dc:creator>Janka Hauffe</dc:creator><dc:date>2025-01-29T14:16:00</dc:date><meta:creator-initials>JH</meta:creator-initials><text:p text:style-name="P143">[21] Coben LA, Danziger W, Storandt M. A longitudinal EEG</text:p><text:p text:style-name="P144">study of mild senile dementia of Alzheimer’s type: Changes at 1</text:p><text:p text:style-name="P145">year and at 2.5 years. Electroencephalogr Clin Neurophysiol</text:p><text:p text:style-name="P146">1985;61:101–12.<text:line-break/>[39] Fenton GW. Electrophysiology of Alzheimer’s disease. Br Med</text:p><text:p text:style-name="P147">Bull 1986;42:29–33.<text:line-break/>[71] Penttila¨ M, Partanen JV, Soininen H, Riekkinen PJ. Quantita-</text:p><text:p text:style-name="P148">tive analysis of occipital EEG in different stages of Alzheimer’s</text:p><text:p text:style-name="P149">disease. Electroencephalogr Clin Neurophysiol 1985;60:1–6.</text:p><text:p text:style-name="P150">[74] Prichep LS, John ER, Ferds SH, Reisberg B, Almas M, Alper</text:p><text:p text:style-name="P151">K, Cancro R. Quantitative EEG correlates of cognitive deterio-</text:p><text:p text:style-name="P152">ration in the elderly. Neurobiol Aging 1994;15:85–90.</text:p></office:annotation>21,39,71,74</text:span><text:span text:style-name="CommentReference"><office:annotation-end office:name="9"/></text:span><text:span text:style-name="T153">] (Dringenberg, 2000).</text:span></text:p>
      <text:p text:style-name="P154"><text:span text:style-name="T155">An increase in<text:s/></text:span><text:span text:style-name="T156">theta</text:span><text:span text:style-name="T157"><text:s/>activity is repeatedly observed in AD (Jeong, 2004).<text:s/></text:span></text:p>
      <text:p text:style-name="P158"><text:bookmark-start text:name="_Hlk191197767"/><text:span text:style-name="T159">In the MCI subjects, the EEG markers of disease progression included an increase of the power density at the<text:s/></text:span><text:span text:style-name="T160">theta</text:span><text:span text:style-name="T161"><text:s/>rhythms in the temporal and occipital regions (Jelic et al., 2000) from Babiloni, 2015.</text:span><text:bookmark-end text:name="_Hlk191197767"/></text:p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fo:hyphenate="false"/>
    </style:style>
    <style:style style:name="CommentTextChar1" style:display-name="Comment Text Char1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andardChar" style:display-name="Standard Char" style:family="text" style:parent-style-name="DefaultParagraphFont">
      <style:text-properties style:font-name="Calibri" style:font-name-asian="Calibri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3T11:44:00Z</meta:creation-date>
    <dc:date>2025-02-23T09:34:00Z</dc:date>
    <meta:template xlink:href="Normal.dotm" xlink:type="simple"/>
    <meta:editing-cycles>13</meta:editing-cycles>
    <meta:editing-duration>PT0S</meta:editing-duration>
    <meta:document-statistic meta:page-count="2" meta:paragraph-count="8" meta:word-count="593" meta:character-count="4325" meta:row-count="31" meta:non-whitespace-character-count="3740"/>
  </office:meta>
</office:document-meta>
</file>